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T2_6" style:family="text">
      <style:text-properties fo:font-size="18pt" style:font-size-asian="18pt" style:font-size-complex="18pt"/>
    </style:style>
    <style:style style:name="T2_7" style:family="text">
      <style:text-properties fo:font-size="18pt" style:font-size-asian="18pt" style:font-size-complex="18pt"/>
    </style:style>
    <style:style style:name="T2_8" style:family="text">
      <style:text-properties fo:font-size="18pt" style:font-size-asian="18pt" style:font-size-complex="18pt"/>
    </style:style>
    <style:style style:name="T2_9" style:family="text">
      <style:text-properties fo:font-size="18pt" style:font-size-asian="18pt" style:font-size-complex="18pt"/>
    </style:style>
    <style:style style:name="T2_10" style:family="text">
      <style:text-properties fo:font-size="18pt" style:font-size-asian="18pt" style:font-size-complex="18pt"/>
    </style:style>
    <style:style style:name="T2_11" style:family="text">
      <style:text-properties fo:font-size="18pt" style:font-size-asian="18pt" style:font-size-complex="18pt"/>
    </style:style>
    <style:style style:name="T2_12" style:family="text">
      <style:text-properties fo:font-size="18pt" style:font-size-asian="18pt" style:font-size-complex="18pt"/>
    </style:style>
    <style:style style:name="T2_13" style:family="text">
      <style:text-properties fo:font-size="18pt" style:font-size-asian="18pt" style:font-size-complex="18pt"/>
    </style:style>
    <style:style style:name="P3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5.318cm"/>
    </style:style>
    <style:style style:name="Column2" style:family="table-column">
      <style:table-column-properties style:column-width="11.19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/>
    <style:style style:name="T56_3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Requirement</text:span><text:span text:style-name="T2_2"><text:s/></text:span><text:span text:style-name="T2_3">Spec</text:span><text:span text:style-name="T2_4"><text:s/></text:span><text:span text:style-name="T2_5">Document</text:span><text:span text:style-name="T2_6"><text:s/></text:span><text:span text:style-name="T2_7">For</text:span><text:span text:style-name="T2_8"><text:s/></text:span><text:span text:style-name="T2_9">T</text:span><text:span text:style-name="T2_10">-</text:span><text:span text:style-name="T2_11">Shirt</text:span><text:span text:style-name="T2_12"><text:s/></text:span><text:span text:style-name="T2_13">Design</text:span></text:p>
      <text:p text:style-name="P3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"><text:span text:style-name="T4_1">Requirement</text:span><text:span text:style-name="T4_2"><text:s/></text:span><text:span text:style-name="T4_3">spec</text:span><text:span text:style-name="T4_4"><text:s/></text:span><text:span text:style-name="T4_5">ID</text:span><text:span text:style-name="T4_6">:</text:span></text:p>
          </table:table-cell>
          <table:table-cell table:style-name="Cell2">
            <text:p text:style-name="P5"><text:span text:style-name="T5_1">FC</text:span><text:span text:style-name="T5_2">15</text:span><text:span text:style-name="T5_3">TS</text:span><text:span text:style-name="T5_4">001</text:span></text:p>
          </table:table-cell>
        </table:table-row>
        <table:table-row table:style-name="Row2">
          <table:table-cell table:style-name="Cell3">
            <text:p text:style-name="P6"><text:span text:style-name="T6_1">Requirement</text:span><text:span text:style-name="T6_2"><text:s/></text:span><text:span text:style-name="T6_3">spec</text:span><text:span text:style-name="T6_4"><text:s text:c="2"/></text:span><text:span text:style-name="T6_5">Name</text:span><text:span text:style-name="T6_6">:</text:span></text:p>
          </table:table-cell>
          <table:table-cell table:style-name="Cell4">
            <text:p text:style-name="P7"><text:span text:style-name="T7_1">FSMK</text:span><text:span text:style-name="T7_2"><text:s/></text:span><text:span text:style-name="T7_3">Summer</text:span><text:span text:style-name="T7_4"><text:s/></text:span><text:span text:style-name="T7_5">camp</text:span><text:span text:style-name="T7_6"><text:s/></text:span><text:span text:style-name="T7_7">T</text:span><text:span text:style-name="T7_8">-</text:span><text:span text:style-name="T7_9">shirt</text:span><text:span text:style-name="T7_10"><text:s/></text:span><text:span text:style-name="T7_11">Information</text:span></text:p>
          </table:table-cell>
        </table:table-row>
        <table:table-row table:style-name="Row3">
          <table:table-cell table:style-name="Cell5">
            <text:p text:style-name="P8"><text:span text:style-name="T8_1">Created</text:span><text:span text:style-name="T8_2"><text:s/></text:span><text:span text:style-name="T8_3">By</text:span><text:span text:style-name="T8_4">:</text:span></text:p>
          </table:table-cell>
          <table:table-cell table:style-name="Cell6">
            <text:p text:style-name="P9"><text:span text:style-name="T9_1">Rakesh</text:span></text:p>
          </table:table-cell>
        </table:table-row>
        <table:table-row table:style-name="Row4">
          <table:table-cell table:style-name="Cell7">
            <text:p text:style-name="P10"><text:span text:style-name="T10_1">Created</text:span><text:span text:style-name="T10_2"><text:s/></text:span><text:span text:style-name="T10_3">Date</text:span><text:span text:style-name="T10_4">:</text:span></text:p>
          </table:table-cell>
          <table:table-cell table:style-name="Cell8">
            <text:p text:style-name="P11"><text:span text:style-name="T11_1">31-05-2015</text:span></text:p>
          </table:table-cell>
        </table:table-row>
        <table:table-row table:style-name="Row5">
          <table:table-cell table:style-name="Cell9">
            <text:p text:style-name="P12"><text:span text:style-name="T12_1">Last</text:span><text:span text:style-name="T12_2"><text:s/></text:span><text:span text:style-name="T12_3">Updated</text:span><text:span text:style-name="T12_4"><text:s/></text:span><text:span text:style-name="T12_5">By</text:span><text:span text:style-name="T12_6">:</text:span></text:p>
          </table:table-cell>
          <table:table-cell table:style-name="Cell10">
            <text:p text:style-name="P13"><text:span text:style-name="T13_1">Rakesh</text:span></text:p>
          </table:table-cell>
        </table:table-row>
        <table:table-row table:style-name="Row6">
          <table:table-cell table:style-name="Cell11">
            <text:p text:style-name="P14"><text:span text:style-name="T14_1">Date</text:span><text:span text:style-name="T14_2"><text:s/></text:span><text:span text:style-name="T14_3">Last</text:span><text:span text:style-name="T14_4"><text:s/></text:span><text:span text:style-name="T14_5">Updated</text:span><text:span text:style-name="T14_6">:</text:span></text:p>
          </table:table-cell>
          <table:table-cell table:style-name="Cell12">
            <text:p text:style-name="P15"><text:span text:style-name="T15_1">31-05-2015</text:span></text:p>
          </table:table-cell>
        </table:table-row>
      </table:table>
      <text:p text:style-name="P16"/>
      <text:p text:style-name="P17"/>
      <text:p text:style-name="P18"/>
      <text:p text:style-name="P19"><text:span text:style-name="T19_1">1.<text:s/></text:span><text:span text:style-name="T19_2">Requirement</text:span><text:span text:style-name="T19_3"><text:s/></text:span><text:span text:style-name="T19_4">Spec</text:span><text:span text:style-name="T19_5"><text:s/></text:span><text:span text:style-name="T19_6">Definition</text:span></text:p>
      <text:p text:style-name="P20"/>
      <text:p text:style-name="P21"><text:span text:style-name="T21_1">1.1.<text:s/></text:span><text:span text:style-name="T21_2">Primary</text:span><text:span text:style-name="T21_3"><text:s/></text:span><text:span text:style-name="T21_4">Beneficiary</text:span></text:p>
      <text:p text:style-name="P22"/>
      <text:list text:style-name="LS1" xml:id="list0">
        <text:list-item>
          <text:p text:style-name="P23"><text:span text:style-name="T23_1">FSMK</text:span><text:span text:style-name="T23_2"><text:s/></text:span><text:span text:style-name="T23_3">Camp</text:span><text:span text:style-name="T23_4"><text:s/></text:span><text:span text:style-name="T23_5">Participants</text:span><text:span text:style-name="T23_6">.</text:span></text:p>
        </text:list-item>
        <text:list-item>
          <text:p text:style-name="P24"><text:span text:style-name="T24_1">FSMK</text:span><text:span text:style-name="T24_2"><text:s/></text:span><text:span text:style-name="T24_3">Camp</text:span><text:span text:style-name="T24_4"><text:s/></text:span><text:span text:style-name="T24_5">Volunteers</text:span><text:span text:style-name="T24_6">.</text:span></text:p>
        </text:list-item>
      </text:list>
      <text:p text:style-name="P25"/>
      <text:p text:style-name="P26"><text:span text:style-name="T26_1">1.1.1.<text:s text:c="2"/></text:span><text:span text:style-name="T26_2">Secondary</text:span><text:span text:style-name="T26_3"><text:s/></text:span><text:span text:style-name="T26_4">Beneficiary</text:span></text:p>
      <text:p text:style-name="P27"/>
      <text:list text:style-name="LS2" xml:id="list2">
        <text:list-item>
          <text:p text:style-name="P28"><text:span text:style-name="T28_1">FSMK</text:span><text:span text:style-name="T28_2"><text:s/></text:span><text:span text:style-name="T28_3">Organization</text:span></text:p>
        </text:list-item>
      </text:list>
      <text:p text:style-name="P29"/>
      <text:p text:style-name="P30"><text:span text:style-name="T30_1">1.2.<text:s/></text:span><text:span text:style-name="T30_2">Description</text:span></text:p>
      <text:p text:style-name="P31"/>
      <text:p text:style-name="P32"><text:span text:style-name="T32_1">Design</text:span><text:span text:style-name="T32_2"><text:s/></text:span><text:span text:style-name="T32_3">T</text:span><text:span text:style-name="T32_4">-</text:span><text:span text:style-name="T32_5">Shirt</text:span><text:span text:style-name="T32_6"><text:s/></text:span><text:span text:style-name="T32_7">of</text:span><text:span text:style-name="T32_8"><text:s/></text:span><text:span text:style-name="T32_9">FSMK</text:span><text:span text:style-name="T32_10"><text:s/></text:span><text:span text:style-name="T32_11">Camp</text:span><text:span text:style-name="T32_12"><text:s/>15<text:s/></text:span><text:span text:style-name="T32_13">for</text:span><text:span text:style-name="T32_14"><text:s/></text:span><text:span text:style-name="T32_15">Participants</text:span><text:span text:style-name="T32_16"><text:s/></text:span><text:span text:style-name="T32_17">and</text:span><text:span text:style-name="T32_18"><text:s/></text:span><text:span text:style-name="T32_19">Volunteers</text:span><text:span text:style-name="T32_20"><text:s/></text:span><text:span text:style-name="T32_21">Based</text:span><text:span text:style-name="T32_22"><text:s/></text:span><text:span text:style-name="T32_23">on</text:span><text:span text:style-name="T32_24"><text:s/></text:span><text:span text:style-name="T32_25">Standards</text:span><text:span text:style-name="T32_26"><text:s/></text:span><text:span text:style-name="T32_27">defined</text:span><text:span text:style-name="T32_28"><text:s/></text:span><text:span text:style-name="T32_29">from</text:span><text:span text:style-name="T32_30"><text:s/></text:span><text:span text:style-name="T32_31">FSMK</text:span><text:span text:style-name="T32_32"><text:s/></text:span><text:span text:style-name="T32_33">Creative</text:span><text:span text:style-name="T32_34"><text:s/></text:span><text:span text:style-name="T32_35">team</text:span><text:span text:style-name="T32_36">.<text:s/></text:span></text:p>
      <text:p text:style-name="P33"/>
      <text:p text:style-name="P34"><text:span text:style-name="T34_1">1.3.<text:s/></text:span><text:span text:style-name="T34_2">Preconditions</text:span></text:p>
      <text:p text:style-name="P35"/>
      <text:list text:style-name="LS3" xml:id="list3">
        <text:list-item>
          <text:p text:style-name="P36"><text:span text:style-name="T36_1">T</text:span><text:span text:style-name="T36_2">-</text:span><text:span text:style-name="T36_3">Shirt</text:span><text:span text:style-name="T36_4"><text:s/></text:span><text:span text:style-name="T36_5">should</text:span><text:span text:style-name="T36_6"><text:s/></text:span><text:span text:style-name="T36_7">be</text:span><text:span text:style-name="T36_8"><text:s/></text:span><text:span text:style-name="T36_9">camp</text:span><text:span text:style-name="T36_10"><text:s/></text:span><text:span text:style-name="T36_11">Generic</text:span><text:span text:style-name="T36_12"><text:s/></text:span><text:span text:style-name="T36_13">representing</text:span><text:span text:style-name="T36_14"><text:s/></text:span><text:span text:style-name="T36_15">FSMK</text:span><text:span text:style-name="T36_16"><text:s/></text:span><text:span text:style-name="T36_17">organization</text:span><text:span text:style-name="T36_18"><text:s/></text:span><text:span text:style-name="T36_19">and</text:span><text:span text:style-name="T36_20"><text:s/></text:span><text:span text:style-name="T36_21">not</text:span><text:span text:style-name="T36_22"><text:s/></text:span><text:span text:style-name="T36_23">any</text:span><text:span text:style-name="T36_24"><text:s/></text:span><text:span text:style-name="T36_25">Track</text:span><text:span text:style-name="T36_26"><text:s/></text:span><text:span text:style-name="T36_27">specific</text:span><text:span text:style-name="T36_28">.</text:span></text:p>
        </text:list-item>
      </text:list>
      <text:p text:style-name="P37"/>
      <text:p text:style-name="P38"><text:span text:style-name="T38_1">1.4.<text:s/></text:span><text:span text:style-name="T38_2">Postconditions</text:span></text:p>
      <text:p text:style-name="P39"/>
      <text:list text:style-name="LS4" xml:id="list4">
        <text:list-item>
          <text:p text:style-name="P40"><text:span text:style-name="T40_1">The</text:span><text:span text:style-name="T40_2"><text:s/></text:span><text:span text:style-name="T40_3">designed</text:span><text:span text:style-name="T40_4"><text:s/></text:span><text:span text:style-name="T40_5">T</text:span><text:span text:style-name="T40_6">-</text:span><text:span text:style-name="T40_7">shirt</text:span><text:span text:style-name="T40_8"><text:s/></text:span><text:span text:style-name="T40_9">will</text:span><text:span text:style-name="T40_10"><text:s/></text:span><text:span text:style-name="T40_11">be</text:span><text:span text:style-name="T40_12"><text:s/></text:span><text:span text:style-name="T40_13">available</text:span><text:span text:style-name="T40_14"><text:s/></text:span><text:span text:style-name="T40_15">for</text:span><text:span text:style-name="T40_16"><text:s/></text:span><text:span text:style-name="T40_17">selling</text:span><text:span text:style-name="T40_18"><text:s/></text:span><text:span text:style-name="T40_19">for</text:span><text:span text:style-name="T40_20"><text:s/></text:span><text:span text:style-name="T40_21">Public</text:span><text:span text:style-name="T40_22">.</text:span></text:p>
        </text:list-item>
        <text:list-item>
          <text:p text:style-name="P41"><text:span text:style-name="T41_1">Cost</text:span><text:span text:style-name="T41_2"><text:s/></text:span><text:span text:style-name="T41_3">of</text:span><text:span text:style-name="T41_4"><text:s/></text:span><text:span text:style-name="T41_5">the</text:span><text:span text:style-name="T41_6"><text:s/></text:span><text:span text:style-name="T41_7">T</text:span><text:span text:style-name="T41_8">-</text:span><text:span text:style-name="T41_9">Shirt</text:span><text:span text:style-name="T41_10"><text:s/></text:span><text:span text:style-name="T41_11">will</text:span><text:span text:style-name="T41_12"><text:s/></text:span><text:span text:style-name="T41_13">be</text:span><text:span text:style-name="T41_14"><text:s/></text:span><text:span text:style-name="T41_15">Rs</text:span><text:span text:style-name="T41_16">.300/-<text:s/></text:span><text:span text:style-name="T41_17">during</text:span><text:span text:style-name="T41_18"><text:s/></text:span><text:span text:style-name="T41_19">selling</text:span><text:span text:style-name="T41_20">.</text:span></text:p>
        </text:list-item>
      </text:list>
      <text:p text:style-name="P42"/>
      <text:p text:style-name="P43"><text:span text:style-name="T43_1">1.5.<text:s/></text:span><text:span text:style-name="T43_2">Basic</text:span><text:span text:style-name="T43_3"><text:s/></text:span><text:span text:style-name="T43_4">Flow</text:span></text:p>
      <text:p text:style-name="P44"/>
      <text:list text:style-name="LS5" xml:id="list6">
        <text:list-item>
          <text:p text:style-name="P45"><text:span text:style-name="T45_1">Colour</text:span><text:span text:style-name="T45_2"><text:s/></text:span><text:span text:style-name="T45_3">of</text:span><text:span text:style-name="T45_4"><text:s/></text:span><text:span text:style-name="T45_5">the</text:span><text:span text:style-name="T45_6"><text:s/></text:span><text:span text:style-name="T45_7">T</text:span><text:span text:style-name="T45_8">-</text:span><text:span text:style-name="T45_9">Shirt</text:span><text:span text:style-name="T45_10"><text:s/></text:span><text:span text:style-name="T45_11">should</text:span><text:span text:style-name="T45_12"><text:s/></text:span><text:span text:style-name="T45_13">be</text:span><text:span text:style-name="T45_14"><text:s/></text:span><text:span text:style-name="T45_15">as</text:span><text:span text:style-name="T45_16"><text:s/></text:span><text:span text:style-name="T45_17">per</text:span><text:span text:style-name="T45_18"><text:s/></text:span><text:span text:style-name="T45_19">standard</text:span><text:span text:style-name="T45_20"><text:s/></text:span><text:span text:style-name="T45_21">decided</text:span><text:span text:style-name="T45_22"><text:s/></text:span><text:span text:style-name="T45_23">by</text:span><text:span text:style-name="T45_24"><text:s/></text:span><text:span text:style-name="T45_25">FSMK</text:span><text:span text:style-name="T45_26"><text:s/></text:span><text:span text:style-name="T45_27">Creative</text:span><text:span text:style-name="T45_28"><text:s/></text:span><text:span text:style-name="T45_29">team</text:span><text:span text:style-name="T45_30">.</text:span></text:p>
        </text:list-item>
        <text:list-item>
          <text:p text:style-name="P46"><text:span text:style-name="T46_1">FSMK</text:span><text:span text:style-name="T46_2"><text:s/></text:span><text:span text:style-name="T46_3">Logo</text:span><text:span text:style-name="T46_4"><text:s/></text:span><text:span text:style-name="T46_5">should</text:span><text:span text:style-name="T46_6"><text:s/></text:span><text:span text:style-name="T46_7">be</text:span><text:span text:style-name="T46_8"><text:s/></text:span><text:span text:style-name="T46_9">included</text:span><text:span text:style-name="T46_10"><text:s/></text:span><text:span text:style-name="T46_11">representing</text:span><text:span text:style-name="T46_12"><text:s/></text:span><text:span text:style-name="T46_13">FSMK</text:span><text:span text:style-name="T46_14"><text:s/></text:span><text:span text:style-name="T46_15">Organization</text:span><text:span text:style-name="T46_16">.</text:span></text:p>
        </text:list-item>
        <text:list-item>
          <text:p text:style-name="P47"><text:span text:style-name="T47_1">Camp</text:span><text:span text:style-name="T47_2"><text:s/></text:span><text:span text:style-name="T47_3">Brand</text:span><text:span text:style-name="T47_4"><text:s/></text:span><text:span text:style-name="T47_5">name</text:span><text:span text:style-name="T47_6"><text:s/></text:span><text:span text:style-name="T47_7">should</text:span><text:span text:style-name="T47_8"><text:s/></text:span><text:span text:style-name="T47_9">be</text:span><text:span text:style-name="T47_10"><text:s/></text:span><text:span text:style-name="T47_11">included</text:span><text:span text:style-name="T47_12">.</text:span></text:p>
        </text:list-item>
        <text:list-item>
          <text:p text:style-name="P48"><text:span text:style-name="T48_1">Generic</text:span><text:span text:style-name="T48_2"><text:s/></text:span><text:span text:style-name="T48_3">Tagline</text:span><text:span text:style-name="T48_4"><text:s/></text:span><text:span text:style-name="T48_5">can</text:span><text:span text:style-name="T48_6"><text:s/></text:span><text:span text:style-name="T48_7">be</text:span><text:span text:style-name="T48_8"><text:s/></text:span><text:span text:style-name="T48_9">included</text:span><text:span text:style-name="T48_10"><text:s/></text:span><text:span text:style-name="T48_11">representing</text:span><text:span text:style-name="T48_12"><text:s/></text:span><text:span text:style-name="T48_13">Free</text:span><text:span text:style-name="T48_14"><text:s/></text:span><text:span text:style-name="T48_15">software</text:span><text:span text:style-name="T48_16"><text:s/></text:span><text:span text:style-name="T48_17">community</text:span><text:span text:style-name="T48_18">.<text:s text:c="2"/></text:span></text:p>
        </text:list-item>
        <text:list-item>
          <text:p text:style-name="P49"><text:span text:style-name="T49_1">Tagline</text:span><text:span text:style-name="T49_2"><text:s/></text:span><text:span text:style-name="T49_3">should</text:span><text:span text:style-name="T49_4"><text:s/></text:span><text:span text:style-name="T49_5">be</text:span><text:span text:style-name="T49_6"><text:s/></text:span><text:span text:style-name="T49_7">decided</text:span><text:span text:style-name="T49_8"><text:s/></text:span><text:span text:style-name="T49_9">by</text:span><text:span text:style-name="T49_10"><text:s/></text:span><text:span text:style-name="T49_11">FSMK</text:span><text:span text:style-name="T49_12"><text:s/></text:span><text:span text:style-name="T49_13">Creative</text:span><text:span text:style-name="T49_14"><text:s/></text:span><text:span text:style-name="T49_15">team</text:span><text:span text:style-name="T49_16">.</text:span></text:p>
        </text:list-item>
      </text:list>
      <text:p text:style-name="P50"/>
      <text:p text:style-name="P51"/>
      <text:p text:style-name="P52"><text:span text:style-name="T52_1">1.6.<text:s/></text:span><text:span text:style-name="T52_2">Special</text:span><text:span text:style-name="T52_3"><text:s/></text:span><text:span text:style-name="T52_4">Requirements</text:span></text:p>
      <text:p text:style-name="P53"/>
      <text:list text:style-name="LS6" xml:id="list11">
        <text:list-item>
          <text:p text:style-name="P54"><text:span text:style-name="T54_1">Sponsor</text:span><text:span text:style-name="T54_2">'</text:span><text:span text:style-name="T54_3">s</text:span><text:span text:style-name="T54_4"><text:s/></text:span><text:span text:style-name="T54_5">Logo</text:span><text:span text:style-name="T54_6"><text:s/></text:span><text:span text:style-name="T54_7">will</text:span><text:span text:style-name="T54_8"><text:s/></text:span><text:span text:style-name="T54_9">be</text:span><text:span text:style-name="T54_10"><text:s/></text:span><text:span text:style-name="T54_11">included</text:span><text:span text:style-name="T54_12"><text:s/></text:span><text:span text:style-name="T54_13">when</text:span><text:span text:style-name="T54_14"><text:s/></text:span><text:span text:style-name="T54_15">it</text:span><text:span text:style-name="T54_16"><text:s/></text:span><text:span text:style-name="T54_17">gets</text:span><text:span text:style-name="T54_18"><text:s/></text:span><text:span text:style-name="T54_19">finalized</text:span><text:span text:style-name="T54_20">.</text:span></text:p>
        </text:list-item>
      </text:list>
      <text:p text:style-name="P55"/>
      <text:p text:style-name="P56"><text:span text:style-name="T56_1">1.7</text:span><text:span text:style-name="T56_2">.<text:s/></text:span><text:span text:style-name="T56_3">Assumptions</text:span></text:p>
      <text:list text:style-name="LS6" xml:id="list12">
        <text:list-item>
          <text:p text:style-name="P57"><text:span text:style-name="T57_1">Collage</text:span><text:span text:style-name="T57_2">/</text:span><text:span text:style-name="T57_3">Special</text:span><text:span text:style-name="T57_4"><text:s/></text:span><text:span text:style-name="T57_5">Art</text:span><text:span text:style-name="T57_6"><text:s/></text:span><text:span text:style-name="T57_7">work</text:span><text:span text:style-name="T57_8"><text:s/></text:span><text:span text:style-name="T57_9">can</text:span><text:span text:style-name="T57_10"><text:s/></text:span><text:span text:style-name="T57_11">be</text:span><text:span text:style-name="T57_12"><text:s/></text:span><text:span text:style-name="T57_13">included</text:span><text:span text:style-name="T57_14"><text:s/></text:span><text:span text:style-name="T57_15">if</text:span><text:span text:style-name="T57_16"><text:s/></text:span><text:span text:style-name="T57_17">required</text:span><text:span text:style-name="T57_18"><text:s/></text:span><text:span text:style-name="T57_19">and</text:span><text:span text:style-name="T57_20"><text:s/></text:span><text:span text:style-name="T57_21">approved</text:span><text:span text:style-name="T57_22"><text:s/></text:span><text:span text:style-name="T57_23">by</text:span><text:span text:style-name="T57_24"><text:s/></text:span><text:span text:style-name="T57_25">FSMK</text:span><text:span text:style-name="T57_26"><text:s/></text:span><text:span text:style-name="T57_27">Creative</text:span><text:span text:style-name="T57_28"><text:s/></text:span><text:span text:style-name="T57_29">team</text:span><text:span text:style-name="T57_30">.</text:span></text:p>
        </text:list-item>
      </text:list>
      <text:p text:style-name="P58"/>
      <text:p text:style-name="P59"><text:span text:style-name="T59_1">1.8.<text:s/></text:span><text:span text:style-name="T59_2">Constraints</text:span></text:p>
      <text:p text:style-name="P60"/>
      <text:list text:style-name="LS7" xml:id="list13">
        <text:list-item>
          <text:p text:style-name="P61"><text:span text:style-name="T61_1">T</text:span><text:span text:style-name="T61_2">-</text:span><text:span text:style-name="T61_3">shirt</text:span><text:span text:style-name="T61_4"><text:s/></text:span><text:span text:style-name="T61_5">Design</text:span><text:span text:style-name="T61_6"><text:s/></text:span><text:span text:style-name="T61_7">should</text:span><text:span text:style-name="T61_8"><text:s/></text:span><text:span text:style-name="T61_9">be</text:span><text:span text:style-name="T61_10"><text:s/></text:span><text:span text:style-name="T61_11">completed</text:span><text:span text:style-name="T61_12"><text:s/></text:span><text:span text:style-name="T61_13">on</text:span><text:span text:style-name="T61_14"><text:s/></text:span><text:span text:style-name="T61_15">or</text:span><text:span text:style-name="T61_16"><text:s/></text:span><text:span text:style-name="T61_17">Before</text:span><text:span text:style-name="T61_18"><text:s/></text:span><text:span text:style-name="T61_19">June</text:span><text:span text:style-name="T61_20"><text:s/>5</text:span><text:span text:style-name="T61_21">th</text:span><text:span text:style-name="T61_22"><text:s/>2015.</text:span></text:p>
        </text:list-item>
      </text:list>
      <text:p text:style-name="P62"/>
      <text:p text:style-name="P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